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16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0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in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1" table:default-cell-style-name="ce7"/>
        <table:table-row table:style-name="ro1">
          <table:table-cell office:value-type="string" calcext:value-type="string">
            <text:p>VGG16</text:p>
          </table:table-cell>
          <table:table-cell/>
          <table:table-cell table:style-name="ce1"/>
          <table:table-cell table:style-name="ce7"/>
          <table:table-cell table:style-name="Default"/>
        </table:table-row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Execution Time</text:p>
          </table:table-cell>
          <table:table-cell table:style-name="ce1" office:value-type="string" calcext:value-type="string">
            <text:p>Validation Accuracy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4 Minutes 8 Seconds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5 Minutes 44 Seconds</text:p>
          </table:table-cell>
          <table:table-cell office:value-type="percentage" office:value="0.998" calcext:value-type="percentage">
            <text:p>99.80%</text:p>
          </table:table-cell>
          <table:table-cell table:style-name="ce2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1 Hour 51 Minutes 36 Seconds</text:p>
          </table:table-cell>
          <table:table-cell office:value-type="percentage" office:value="0.9993" calcext:value-type="percentage">
            <text:p>99.93%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GG19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Execution Time</text:p>
          </table:table-cell>
          <table:table-cell table:style-name="ce1" office:value-type="string" calcext:value-type="string">
            <text:p>Validation Accuracy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4 Minutes 8 Seconds</text:p>
          </table:table-cell>
          <table:table-cell office:value-type="percentage" office:value="1" calcext:value-type="percentage">
            <text:p>100.00%</text:p>
          </table:table-cell>
          <table:table-cell table:style-name="ce4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42 Minutes 33 Seconds</text:p>
          </table:table-cell>
          <table:table-cell office:value-type="percentage" office:value="0.9993" calcext:value-type="percentage">
            <text:p>99.93%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2 Hours 12 Minutes 36 Seconds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GoogleNet</text:p>
          </table:table-cell>
          <table:table-cell/>
          <table:table-cell table:style-name="ce4"/>
          <table:table-cell table:style-name="ce2"/>
          <table:table-cell/>
        </table:table-row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Execution Time</text:p>
          </table:table-cell>
          <table:table-cell table:style-name="ce1" office:value-type="string" calcext:value-type="string">
            <text:p>Validation Accuracy</text:p>
          </table:table-cell>
          <table:table-cell table:number-columns-repeated="2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55 Seconds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8 Minutes 25 Seconds</text:p>
          </table:table-cell>
          <table:table-cell office:value-type="percentage" office:value="0.9973" calcext:value-type="percentage">
            <text:p>99.73%</text:p>
          </table:table-cell>
          <table:table-cell table:style-name="Default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27 Minutes 30 Seconds</text:p>
          </table:table-cell>
          <table:table-cell office:value-type="percentage" office:value="1" calcext:value-type="percentage">
            <text:p>100.00%</text:p>
          </table:table-cell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3:05:02.58857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8:31:27.601384589</meta:creation-date>
    <dc:date>2021-02-02T13:05:26.561953891</dc:date>
    <meta:editing-duration>PT3H3M19S</meta:editing-duration>
    <meta:editing-cycles>7</meta:editing-cycles>
    <meta:generator>LibreOffice/7.0.3.1$Linux_X86_64 LibreOffice_project/00$Build-1</meta:generator>
    <meta:document-statistic meta:table-count="1" meta:cell-count="39" meta:object-count="0"/>
  </office:meta>
</office:document-meta>
</file>